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ccff00" draw:fill="solid" draw:fill-color="#6666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50pt" style:font-size-asian="50pt" style:font-size-complex="5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7.7cm" svg:height="13.3cm" svg:x="1.65cm" svg:y="3.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11.85cm" svg:x2="10.5cm" svg:y2="9.15cm">
          <text:p/>
        </draw:line>
        <draw:line draw:style-name="gr2" draw:text-style-name="P1" draw:layer="layout" svg:x1="9.1cm" svg:y1="10.5cm" svg:x2="11.8cm" svg:y2="10.5cm">
          <text:p/>
        </draw:line>
        <draw:frame draw:style-name="gr3" draw:text-style-name="P2" draw:layer="layout" svg:width="0.8cm" svg:height="0.95cm" svg:x="11.7cm" svg:y="10.1cm">
          <draw:text-box>
            <text:p text:style-name="P2"><text:span text:style-name="T1">y</text:span></text:p>
          </draw:text-box>
        </draw:frame>
        <draw:frame draw:style-name="gr3" draw:text-style-name="P2" draw:layer="layout" svg:width="0.8cm" svg:height="0.95cm" svg:x="10.1cm" svg:y="8.25cm">
          <draw:text-box>
            <text:p text:style-name="P2"><text:span text:style-name="T1">x</text:span></text:p>
          </draw:text-box>
        </draw:frame>
        <draw:frame draw:style-name="gr4" draw:text-style-name="P2" draw:layer="layout" svg:width="1.4cm" svg:height="0.85cm" svg:x="9.1cm" svg:y="10.7cm">
          <draw:text-box>
            <text:p text:style-name="P2"><text:span text:style-name="T1">0,0</text:span></text:p>
          </draw:text-box>
        </draw:frame>
        <draw:custom-shape draw:style-name="gr5" draw:text-style-name="P1" draw:layer="layout" svg:width="2.3cm" svg:height="2.3cm" svg:x="17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17.801cm" svg:y="16.9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3cm" svg:x="15.0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15.802cm" svg:y="16.90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3cm" svg:x="13.0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13.803cm" svg:y="16.90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6.3cm" svg:height="11.5cm" svg:x="13cm" svg:y="4cm">
          <text:p text:style-name="P1"><text:span text:style-name="T2">1</text:span></text:p>
          <draw:enhanced-geometry svg:viewBox="0 0 21600 21600" draw:text-areas="?f0 ?f7 ?f2 21600" draw:type="up-arrow" draw:modifiers="5530.99730458221 1258.086018092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6.3cm" svg:height="11.5cm" draw:transform="rotate (-3.14159265358979) translate (13.7cm 15.6cm)">
          <text:p text:style-name="P3"><text:span text:style-name="T2">2</text:span></text:p>
          <draw:enhanced-geometry svg:viewBox="0 0 21600 21600" draw:text-areas="?f0 ?f7 ?f2 21600" draw:type="up-arrow" draw:modifiers="5530.99730458221 1258.086018092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6.3cm" svg:height="11.5cm" svg:x="1.801cm" svg:y="4.001cm">
          <text:p text:style-name="P3"><text:span text:style-name="T2">3</text:span></text:p>
          <draw:enhanced-geometry svg:viewBox="0 0 21600 21600" draw:text-areas="?f0 ?f7 ?f2 21600" draw:type="up-arrow" draw:modifiers="5530.99730458221 1258.086018092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3cm" svg:height="2.3cm" svg:x="11.0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11.802cm" svg:y="3.60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3cm" svg:x="9.002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9.803cm" svg:y="3.60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3cm" svg:x="7.003cm" svg:y="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7.804cm" svg:y="3.6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3cm" svg:x="5.702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6.503cm" svg:y="16.80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3cm" svg:x="3.703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4.504cm" svg:y="16.80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cm" svg:height="2.3cm" svg:x="1.704cm" svg:y="1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9cm" svg:height="0.599cm" svg:x="2.505cm" svg:y="16.80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Black_20_45_20_Degrees_20_Wide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9:51:44.203811676</meta:creation-date>
    <dc:date>2016-06-10T21:01:46.388100241</dc:date>
    <meta:editing-duration>PT1H4M36S</meta:editing-duration>
    <meta:editing-cycles>2</meta:editing-cycles>
    <meta:generator>LibreOffice/4.2.8.2$Linux_X86_64 LibreOffice_project/420m0$Build-2</meta:generator>
    <meta:document-statistic meta:object-count="27"/>
  </office:meta>
</office:document-meta>
</file>